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 style:data-style-name="N15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2" style:family="table-cell" style:parent-style-name="Default" style:data-style-name="N15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3" style:family="table-cell" style:parent-style-name="Default" style:data-style-name="N15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15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15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1" style:family="table-cell" style:parent-style-name="Default" style:data-style-name="N15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5" table:number-columns-repeated="55" table:default-cell-style-name="ce26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45" office:value-type="string" calcext:value-type="string">
              <text:p>NF - SERV. PROD. </text:p>
            </table:table-cell>
            <table:table-cell table:style-name="ce51" office:value-type="string" calcext:value-type="string">
              <text:p>R$</text:p>
            </table:table-cell>
            <table:table-cell table:style-name="ce54"/>
            <table:table-cell table:style-name="ce56" office:value-type="string" calcext:value-type="string">
              <text:p>PAGO</text:p>
            </table:table-cell>
            <table:table-cell table:style-name="ce51" office:value-type="string" calcext:value-type="string">
              <text:p>VALOR</text:p>
            </table:table-cell>
            <table:table-cell table:style-name="ce59" office:value-type="string" calcext:value-type="string">
              <text:p>DATA</text:p>
            </table:table-cell>
            <table:table-cell table:style-name="ce61" office:value-type="string" calcext:value-type="string">
              <text:p>SALDO DEVEDOR</text:p>
            </table:table-cell>
            <table:table-cell table:style-name="ce56" office:value-type="string" calcext:value-type="string">
              <text:p>OBS.:</text:p>
            </table:table-cell>
            <table:table-cell table:style-name="ce63" table:number-columns-repeated="55"/>
          </table:table-row>
        </table:table-header-rows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46" office:value-type="string" calcext:value-type="string">
            <text:p>Mens. 07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8-18" calcext:value-type="date">
            <text:p>18/08/2025</text:p>
          </table:table-cell>
          <table:table-cell table:style-name="ce52" table:formula="of:=[.C2]-[.F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8-31" calcext:value-type="date">
            <text:p>31/08/2025</text:p>
          </table:table-cell>
          <table:table-cell table:style-name="ce46" office:value-type="string" calcext:value-type="string">
            <text:p>Mens. 08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10-13" calcext:value-type="date">
            <text:p>13/10/2025</text:p>
          </table:table-cell>
          <table:table-cell table:style-name="ce52" table:formula="of:=[.C3]-[.F3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9-30" calcext:value-type="date">
            <text:p>30/09/2025</text:p>
          </table:table-cell>
          <table:table-cell table:style-name="ce46" office:value-type="string" calcext:value-type="string">
            <text:p>Mens. 09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10-13" calcext:value-type="date">
            <text:p>13/10/2025</text:p>
          </table:table-cell>
          <table:table-cell table:style-name="ce52" table:formula="of:=[.C4]-[.F4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10-31" calcext:value-type="date">
            <text:p>31/10/2025</text:p>
          </table:table-cell>
          <table:table-cell table:style-name="ce46" office:value-type="string" calcext:value-type="string">
            <text:p>Mens. 10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11-19" calcext:value-type="date">
            <text:p>19/11/2025</text:p>
          </table:table-cell>
          <table:table-cell table:style-name="ce52" table:formula="of:=[.C5]-[.F5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11-30" calcext:value-type="date">
            <text:p>30/11/2025</text:p>
          </table:table-cell>
          <table:table-cell table:style-name="ce46" office:value-type="string" calcext:value-type="string">
            <text:p>Mens. 11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12-22" calcext:value-type="date">
            <text:p>22/12/2025</text:p>
          </table:table-cell>
          <table:table-cell table:style-name="ce52" table:formula="of:=[.C6]-[.F6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12-31" calcext:value-type="date">
            <text:p>31/12/2025</text:p>
          </table:table-cell>
          <table:table-cell table:style-name="ce46" office:value-type="string" calcext:value-type="string">
            <text:p>Mens. 12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6-01-26" calcext:value-type="date">
            <text:p>26/01/2026</text:p>
          </table:table-cell>
          <table:table-cell table:style-name="ce52" table:formula="of:=[.C7]-[.F7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6-01-31" calcext:value-type="date">
            <text:p>31/01/2026</text:p>
          </table:table-cell>
          <table:table-cell table:style-name="ce46" office:value-type="string" calcext:value-type="string">
            <text:p>Mens. 01/2026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23"/>
          <table:table-cell table:style-name="ce52" table:formula="of:=[.C8]-[.F8]" office:value-type="float" office:value="350" calcext:value-type="float">
            <text:p>35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6-02-28" calcext:value-type="date">
            <text:p>28/02/2026</text:p>
          </table:table-cell>
          <table:table-cell table:style-name="ce46" office:value-type="string" calcext:value-type="string">
            <text:p>Mens. 02/2026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23"/>
          <table:table-cell table:style-name="ce52" table:formula="of:=[.C9]-[.F9]" office:value-type="float" office:value="350" calcext:value-type="float">
            <text:p>35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4" table:number-columns-repeated="6"/>
          <table:table-cell table:style-name="ce60" office:value-type="string" calcext:value-type="string">
            <text:p>TOTAL</text:p>
          </table:table-cell>
          <table:table-cell table:style-name="ce51" table:formula="of:=SUM([.H2:.H9])" office:value-type="float" office:value="700" calcext:value-type="float">
            <text:p>700,00</text:p>
          </table:table-cell>
          <table:table-cell table:style-name="ce56"/>
          <table:table-cell table:style-name="ce63" table:number-columns-repeated="55"/>
        </table:table-row>
        <table:table-row table:style-name="ro3" table:number-rows-repeated="31980">
          <table:table-cell table:style-name="ce25"/>
          <table:table-cell table:style-name="ce47"/>
          <table:table-cell table:style-name="ce53" table:number-columns-repeated="2"/>
          <table:table-cell table:style-name="ce58"/>
          <table:table-cell table:style-name="ce53"/>
          <table:table-cell table:style-name="ce25"/>
          <table:table-cell table:style-name="ce53"/>
          <table:table-cell table:style-name="ce58"/>
          <table:table-cell table:style-name="ce63" table:number-columns-repeated="55"/>
        </table:table-row>
        <table:table-row table:style-name="ro3" table:number-rows-repeated="1016577">
          <table:table-cell table:number-columns-repeated="64"/>
        </table:table-row>
        <table:table-row table:style-name="ro4" table:number-rows-repeated="8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>
      <number:hours/>
      <number:text>:</number:text>
      <number:minutes number:style="long"/>
      <number:text> </number:text>
      <number:am-pm/>
    </number:time-style>
    <number:date-style style:name="N117">
      <number:day number:style="long"/>
      <number:text>. </number:text>
      <number:month number:textual="true"/>
    </number:date-style>
    <number:number-style style:name="N119P0" style:volatile="true">
      <number:text>R$""""""""""""""""</number:text>
      <number:number number:decimal-places="0" number:min-decimal-places="0" number:min-integer-digits="1" number:grouping="true"/>
    </number:number-style>
    <number:number-style style:name="N11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1">
      <number:text>(</number:text>
      <number:currency-symbol/>
      <number:text>\,)</number:text>
      <style:map style:condition="value()&gt;=0" style:apply-style-name="N121P0"/>
    </number:currency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3P0"/>
    </number:number-style>
    <number:number-style style:name="N125P0" style:volatile="true">
      <number:text>R$"</number:text>
      <number:number number:decimal-places="0" number:min-decimal-places="0" number:min-integer-digits="0"/>
      <number:text>"</number:text>
    </number:number-style>
    <number:currency-style style:name="N125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5P0"/>
    </number:currency-style>
    <number:number-style style:name="N12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""""""""""""""""""""""""""""""""""""""""""""""""""</number:text>
    </number:number-style>
    <number:number-style style:name="N129">
      <style:text-properties fo:color="#ff0000"/>
      <number:text>(R$""""""""""""""""""""""""""""""""""""""""""""""""""</number:text>
      <style:map style:condition="value()&gt;=0" style:apply-style-name="N129P0"/>
    </number:number-style>
    <number:number-style style:name="N131P0" style:volatile="true">
      <number:text>R$""""""""""""""""</number:text>
      <number:number number:decimal-places="2" number:min-decimal-places="2" number:min-integer-digits="1" number:grouping="true"/>
    </number:number-style>
    <number:number-style style:name="N13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4P0"/>
    </number:number-style>
    <number:number-style style:name="N13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6">
      <number:text>R$-""""""""""""""""""""""""""""""""</number:text>
      <style:map style:condition="value()&gt;0" style:apply-style-name="N136P0"/>
      <style:map style:condition="value()&lt;0" style:apply-style-name="N136P1"/>
    </number:number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8P0" style:volatile="true">
      <number:text>R$""""""""""""""""""""""""""""""""""""""""""""""""""</number:text>
    </number:number-style>
    <number:number-style style:name="N138">
      <number:text>(R$""""""""""""""""""""""""""""""""""""""""""""""""""</number:text>
      <style:map style:condition="value()&gt;=0" style:apply-style-name="N138P0"/>
    </number:number-style>
    <number:date-style style:name="N139">
      <number:month number:textual="true"/>
      <number:text> </number:text>
      <number:year/>
    </number:date-style>
    <number:number-style style:name="N14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4P0"/>
    </number:number-style>
    <number:time-style style:name="N145">
      <number:minutes number:style="long"/>
      <number:text>:</number:text>
      <number:seconds number:style="long"/>
      <number:text>,</number:text>
    </number:time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7">
      <number:text>R$-""""""""""""""""""""""""""""""""</number:text>
      <number:number number:decimal-places="0" number:min-decimal-places="0" number:min-integer-digits="0"/>
      <style:map style:condition="value()&gt;0" style:apply-style-name="N147P0"/>
      <style:map style:condition="value()&lt;0" style:apply-style-name="N147P1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time-style style:name="N149">
      <number:minutes number:style="long"/>
      <number:text>:</number:text>
      <number:seconds number:style="long"/>
    </number:time-style>
    <number:number-style style:name="N150P0" style:volatile="true">
      <number:text>R$""""""""""""""""</number:text>
      <number:number number:decimal-places="0" number:min-decimal-places="0" number:min-integer-digits="1" number:grouping="true"/>
    </number:number-style>
    <number:number-style style:name="N15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R$""""""""""""""""</number:text>
      <number:number number:decimal-places="0" number:min-decimal-places="0" number:min-integer-digits="1" number:grouping="true"/>
    </number:number-style>
    <number:number-style style:name="N15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2">
      <number:text>R$-""""""""""""""""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2" number:min-decimal-places="2" number:min-integer-digits="1" number:grouping="true"/>
    </number:number-style>
    <number:number-style style:name="N154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4">
      <number:text>R$-""""""""""""""""</number:text>
      <number:number number:decimal-places="0" number:min-decimal-places="0" number:min-integer-digits="0"/>
      <style:map style:condition="value()&gt;0" style:apply-style-name="N154P0"/>
      <style:map style:condition="value()&lt;0" style:apply-style-name="N154P1"/>
    </number:number-style>
    <number:number-style style:name="N156P0" style:volatile="true">
      <number:number number:decimal-places="2" number:min-decimal-places="2" number:min-integer-digits="1" number:grouping="true"/>
    </number:number-style>
    <number:number-style style:name="N15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6">
      <number:text>-</number:text>
      <number:number number:decimal-places="0" number:min-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R$""""""""""""""""""""""""""""""""""""""""""""""""""</number:text>
    </number:number-style>
    <number:number-style style:name="N158P1" style:volatile="true">
      <number:text>R$(""""""""""""""""""""""""""""""""""""""""""""""""""</number:text>
    </number:number-style>
    <number:number-style style:name="N158">
      <number:text>R$-""""""""""""""""""""""""""""""""""""""""""""""""""</number:text>
      <style:map style:condition="value()&gt;0" style:apply-style-name="N158P0"/>
      <style:map style:condition="value()&lt;0" style:apply-style-name="N158P1"/>
    </number:number-style>
    <number:time-style style:name="N15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1P0" style:volatile="true">
      <number:number number:decimal-places="0" number:min-decimal-places="0" number:min-integer-digits="1" number:grouping="true"/>
    </number:number-style>
    <number:number-style style:name="N16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date-style style:name="N162">
      <number:day number:style="long"/>
      <number:text>. </number:text>
      <number:month number:textual="true"/>
      <number:text> </number:text>
      <number:year/>
    </number:date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date-style style:name="N164">
      <number:month number:style="long"/>
      <number:text>/</number:text>
      <number:year number:style="long"/>
    </number:date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date-style style:name="N16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3:08.098562669">00:00:00</text:time></text:span><text:span text:style-name="MT2"><text:time style:data-style-name="N2" text:time-value="11:13:08.098591855">00:00:00</text:time></text:span></text:p>
        </style:region-center>
        <style:region-right>
          <text:p><text:span text:style-name="MT3">RD Kawai Comércio de Hortifruti Ltda.</text:span></text:p>
          <text:p><text:span text:style-name="MT2">Sra. Rumy - Tel.: 3248-0723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</text:span></text:p>
        </style:region-left>
        <style:region-right>
          <text:p><text:span text:style-name="MT3">RD Kawai Comércio de Hortifruti Ltda.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3:08.10146017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6-03-02T11:13:08.434205207</dc:date>
    <dc:language>pt-PT</dc:language>
    <meta:editing-cycles>592</meta:editing-cycles>
    <meta:editing-duration>PT15H44M18S</meta:editing-duration>
    <meta:print-date>2025-09-02T10:23:33.635789082</meta:print-date>
    <meta:document-statistic meta:table-count="1" meta:cell-count="64" meta:object-count="0"/>
    <meta:user-defined meta:name="Info 0"/>
    <meta:user-defined meta:name="Info 1"/>
    <meta:user-defined meta:name="Info 2"/>
    <meta:user-defined meta:name="Info 3"/>
  </office:meta>
</office:document-meta>
</file>